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ans-serif" svg:font-family="sans-serif"/>
    <style:font-face style:name="Georgia" svg:font-family="Georgia" style:font-family-generic="roman"/>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3.4153in" style:rel-column-width="32322*"/>
    </style:style>
    <style:style style:name="Table1.B" style:family="table-column">
      <style:table-column-properties style:column-width="3.5097in" style:rel-column-width="33212*"/>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6563in"/>
    </style:style>
    <style:style style:name="Table2.B" style:family="table-column">
      <style:table-column-properties style:column-width="6.2688in"/>
    </style:style>
    <style:style style:name="Table2.A1" style:family="table-cell">
      <style:table-cell-properties fo:padding="0in" fo:border="none"/>
    </style:style>
    <style:style style:name="Table2.B1" style:family="table-cell">
      <style:table-cell-properties fo:padding="0.0194in" fo:border="none"/>
    </style:style>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1pt" fo:letter-spacing="normal" fo:font-style="normal" fo:font-weight="normal" style:font-size-asian="11pt" style:font-size-complex="11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0000" fo:font-size="11pt" fo:letter-spacing="normal" fo:font-style="normal" fo:font-weight="normal" style:font-size-asian="11pt" style:font-size-complex="11pt"/>
    </style:style>
    <style:style style:name="P4" style:family="paragraph" style:parent-style-name="Heading_20_3">
      <style:paragraph-properties fo:margin-left="0in" fo:margin-right="0in" fo:orphans="2" fo:widows="2" fo:text-indent="0in" style:auto-text-indent="false"/>
      <style:text-properties fo:font-variant="normal" fo:text-transform="none" fo:color="#595959" style:font-name="sans-serif" fo:letter-spacing="normal" fo:font-style="normal" fo:font-weight="normal"/>
    </style:style>
    <style:style style:name="P5" style:family="paragraph" style:parent-style-name="Heading_20_3">
      <style:paragraph-properties fo:margin-left="0in" fo:margin-right="0in" fo:orphans="2" fo:widows="2" fo:text-indent="0in" style:auto-text-indent="false"/>
      <style:text-properties fo:font-variant="normal" fo:text-transform="none" fo:color="#595959" style:font-name="sans-serif" fo:font-size="11pt" fo:letter-spacing="normal" fo:font-style="normal" fo:font-weight="normal" style:font-size-asian="11pt" style:font-size-complex="11pt"/>
    </style:style>
    <style:style style:name="P6" style:family="paragraph" style:parent-style-name="Preformatted_20_Text">
      <style:paragraph-properties fo:orphans="2" fo:widows="2"/>
      <style:text-properties fo:font-variant="normal" fo:text-transform="none" fo:color="#000000" fo:font-size="11pt" fo:letter-spacing="normal" fo:font-style="normal" fo:font-weight="normal" style:font-size-asian="11pt" style:font-size-complex="11pt"/>
    </style:style>
    <style:style style:name="P7" style:family="paragraph" style:parent-style-name="Preformatted_20_Text">
      <style:paragraph-properties fo:orphans="2" fo:widows="2"/>
      <style:text-properties fo:font-variant="normal" fo:text-transform="none" fo:color="#000000" fo:font-size="11pt" fo:letter-spacing="normal" fo:font-style="normal" fo:font-weight="normal" officeooo:paragraph-rsid="001ab72f" style:font-size-asian="11pt" style:font-size-complex="11pt"/>
    </style:style>
    <style:style style:name="P8" style:family="paragraph" style:parent-style-name="Preformatted_20_Text">
      <style:paragraph-properties fo:orphans="2" fo:widows="2"/>
      <style:text-properties fo:font-variant="normal" fo:text-transform="none" fo:color="#000000" fo:font-size="11pt" fo:letter-spacing="normal" style:font-size-asian="11pt" style:font-size-complex="11pt"/>
    </style:style>
    <style:style style:name="P9" style:family="paragraph" style:parent-style-name="Preformatted_20_Text">
      <style:paragraph-properties fo:orphans="2" fo:widows="2"/>
      <style:text-properties fo:font-size="11pt" style:font-size-asian="11pt" style:font-size-complex="11pt"/>
    </style:style>
    <style:style style:name="P10" style:family="paragraph" style:parent-style-name="Preformatted_20_Text">
      <style:paragraph-properties fo:margin-top="0in" fo:margin-bottom="0.1965in" loext:contextual-spacing="false" fo:orphans="2" fo:widows="2"/>
      <style:text-properties fo:font-variant="normal" fo:text-transform="none" fo:color="#000000" fo:font-size="11pt" fo:letter-spacing="normal" fo:font-style="normal" fo:font-weight="normal" style:font-size-asian="11pt" style:font-size-complex="11pt"/>
    </style:style>
    <style:style style:name="P11" style:family="paragraph" style:parent-style-name="Table_20_Contents">
      <style:text-properties style:font-name="sans-serif" fo:font-size="10pt"/>
    </style:style>
    <style:style style:name="P12" style:family="paragraph" style:parent-style-name="Table_20_Contents">
      <style:paragraph-properties fo:text-align="end" style:justify-single-word="false"/>
      <style:text-properties style:font-name="sans-serif" fo:font-size="10pt" officeooo:rsid="001ab72f" officeooo:paragraph-rsid="001ab72f"/>
    </style:style>
    <style:style style:name="P13" style:family="paragraph" style:parent-style-name="Table_20_Contents">
      <style:paragraph-properties fo:margin-top="0in" fo:margin-bottom="0.0472in" loext:contextual-spacing="false"/>
      <style:text-properties style:font-name="sans-serif" fo:font-size="11pt" style:font-size-asian="11pt" style:font-size-complex="11pt"/>
    </style:style>
    <style:style style:name="P14" style:family="paragraph" style:parent-style-name="Heading_20_2">
      <style:paragraph-properties fo:margin-left="0in" fo:margin-right="0in" fo:orphans="2" fo:widows="2" fo:text-indent="0in" style:auto-text-indent="false"/>
      <style:text-properties fo:font-variant="normal" fo:text-transform="none" fo:color="#000000" style:font-name="sans-serif" fo:font-size="24pt" fo:letter-spacing="normal" fo:font-style="normal" fo:font-weight="normal" officeooo:paragraph-rsid="001ef870"/>
    </style:style>
    <style:style style:name="P15" style:family="paragraph" style:parent-style-name="Table_20_Contents">
      <style:paragraph-properties fo:margin-top="0in" fo:margin-bottom="0.0472in" loext:contextual-spacing="false"/>
      <style:text-properties style:font-name="sans-serif" fo:font-size="11pt" style:font-size-asian="11pt" style:font-size-complex="11pt"/>
    </style:style>
    <style:style style:name="P16" style:family="paragraph" style:parent-style-name="Table_20_Contents">
      <style:paragraph-properties fo:margin-top="0in" fo:margin-bottom="0.0472in" loext:contextual-spacing="false"/>
      <style:text-properties style:font-name="sans-serif" fo:font-size="11pt" officeooo:rsid="001ef870" officeooo:paragraph-rsid="001ef870" style:font-size-asian="11pt" style:font-size-complex="11pt"/>
    </style:style>
    <style:style style:name="P17" style:family="paragraph" style:parent-style-name="Text_20_body">
      <style:paragraph-properties fo:margin-left="0in" fo:margin-right="0in" fo:orphans="2" fo:widows="2" fo:text-indent="0in" style:auto-text-indent="false"/>
    </style:style>
    <style:style style:name="P18" style:family="paragraph" style:parent-style-name="Text_20_body">
      <style:paragraph-properties fo:margin-left="0in" fo:margin-right="0in" fo:orphans="2" fo:widows="2" fo:text-indent="0in" style:auto-text-indent="false"/>
      <style:text-properties officeooo:paragraph-rsid="001ab72f"/>
    </style:style>
    <style:style style:name="P19" style:family="paragraph" style:parent-style-name="Text_20_body">
      <style:paragraph-properties fo:margin-left="0in" fo:margin-right="0in" fo:orphans="2" fo:widows="2" fo:text-indent="0in" style:auto-text-indent="false"/>
      <style:text-properties officeooo:rsid="00206be0" officeooo:paragraph-rsid="00206be0"/>
    </style:style>
    <style:style style:name="T1" style:family="text">
      <style:text-properties fo:font-size="10pt" officeooo:rsid="001ab72f" style:font-name-asian="sans-serif" style:font-size-asian="10pt" style:font-name-complex="sans-serif" style:font-size-complex="10pt"/>
    </style:style>
    <style:style style:name="T2" style:family="text">
      <style:text-properties fo:font-size="10pt" officeooo:rsid="001ef870" style:font-name-asian="sans-serif" style:font-size-asian="10pt" style:font-name-complex="sans-serif" style:font-size-complex="10pt"/>
    </style:style>
    <style:style style:name="T3" style:family="text">
      <style:text-properties fo:font-style="normal" fo:font-weight="normal"/>
    </style:style>
    <style:style style:name="T4" style:family="text">
      <style:text-properties fo:font-variant="normal" fo:text-transform="none" fo:color="#000000" style:font-name="sans-serif" fo:font-size="11pt" fo:letter-spacing="normal" fo:font-style="normal" fo:font-weight="normal" style:font-size-asian="11pt" style:font-size-complex="11pt"/>
    </style:style>
    <style:style style:name="T5" style:family="text">
      <style:text-properties fo:font-variant="normal" fo:text-transform="none" fo:color="#000000" style:font-name="sans-serif" fo:font-size="11pt" fo:letter-spacing="normal" fo:font-style="normal" fo:font-weight="normal" officeooo:rsid="001ab72f" style:font-size-asian="11pt" style:font-size-complex="11pt"/>
    </style:style>
    <style:style style:name="T6" style:family="text">
      <style:text-properties fo:font-variant="normal" fo:text-transform="none" fo:color="#000000" style:font-name="sans-serif" fo:font-size="11pt" fo:letter-spacing="normal" fo:font-style="normal" fo:font-weight="normal" officeooo:rsid="00206be0" style:font-size-asian="11pt" style:font-size-complex="11pt"/>
    </style:style>
    <style:style style:name="T7" style:family="text">
      <style:text-properties fo:font-variant="normal" fo:text-transform="none" fo:color="#000000" style:font-name="sans-serif" fo:font-size="11pt" fo:letter-spacing="normal" fo:font-style="normal" fo:font-weight="bold" style:font-size-asian="11pt" style:font-size-complex="11pt"/>
    </style:style>
    <style:style style:name="T8" style:family="text">
      <style:text-properties fo:font-variant="normal" fo:text-transform="none" fo:color="#800080" style:font-name="sans-serif" fo:font-size="11pt" fo:letter-spacing="normal" fo:font-style="normal" fo:font-weight="normal" style:font-size-asian="11pt" style:font-size-complex="11pt"/>
    </style:style>
    <style:style style:name="T9" style:family="text">
      <style:text-properties officeooo:rsid="001ab72f"/>
    </style:style>
    <style:style style:name="T10" style:family="text">
      <style:text-properties style:font-name="Courier" fo:font-size="11pt" style:font-size-asian="11pt" style:font-size-complex="11pt"/>
    </style:style>
    <style:style style:name="T11" style:family="text">
      <style:text-properties officeooo:rsid="001ef870"/>
    </style:style>
    <style:style style:name="T12" style:family="text">
      <style:text-properties officeooo:rsid="00206b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1">conditions {base}</text:p>
          </table:table-cell>
          <table:table-cell table:style-name="Table1.A1" office:value-type="string">
            <text:p text:style-name="P12">Documentación de R</text:p>
          </table:table-cell>
        </table:table-row>
      </table:table>
      <text:h text:style-name="P14" text:outline-level="2">Condition Handling and Recovery </text:h>
      <text:h text:style-name="P14" text:outline-level="2"><text:span text:style-name="T9">Manejo de las condiciones y recuperación</text:span></text:h>
      <text:h text:style-name="P4" text:outline-level="3">Descrip<text:span text:style-name="T9">ción</text:span></text:h>
      <text:p text:style-name="P1">These functions provide a mechanism for handling unusual conditions, including errors and warnings. <text:span text:style-name="T9">Estas funciones aportan un mecanismo para manejar condiciones inusuales, incluyendo errores y advertencias.</text:span></text:p>
      <text:h text:style-name="P4" text:outline-level="3"><text:span text:style-name="T9">Utilización</text:span></text:h>
      <text:p text:style-name="P3">tryCatch(expr, ..., finally)</text:p>
      <text:p text:style-name="P6">withCallingHandlers(expr, ...)</text:p>
      <text:p text:style-name="P9"/>
      <text:p text:style-name="P6">signalCondition(cond)</text:p>
      <text:p text:style-name="P9"/>
      <text:p text:style-name="P6">simpleCondition(message, call = NULL)</text:p>
      <text:p text:style-name="P6">simpleError <text:s text:c="3"/>(message, call = NULL)</text:p>
      <text:p text:style-name="P6">simpleWarning <text:s/>(message, call = NULL)</text:p>
      <text:p text:style-name="P6">simpleMessage <text:s/>(message, call = NULL)</text:p>
      <text:p text:style-name="P9"/>
      <text:p text:style-name="P6">errorCondition(message, ..., class = NULL, call = NULL)</text:p>
      <text:p text:style-name="P6">warningCondition(message, ..., class = NULL, call = NULL)</text:p>
      <text:p text:style-name="P9"/>
      <text:p text:style-name="P7">## <text:span text:style-name="T9">Método de S3 para la clase 'condition'</text:span></text:p>
      <text:p text:style-name="P6">as.character(x, ...)</text:p>
      <text:p text:style-name="P6">## <text:span text:style-name="T9">Método de S3 para la clase</text:span> 'error'</text:p>
      <text:p text:style-name="P6">as.character(x, ...)</text:p>
      <text:p text:style-name="P6">## <text:span text:style-name="T9">Método de S3 para la clase</text:span> 'condition'</text:p>
      <text:p text:style-name="P6">print(x, ...)</text:p>
      <text:p text:style-name="P6">## <text:span text:style-name="T9">Método de S3 para la clase</text:span> 'restart'</text:p>
      <text:p text:style-name="P6">print(x, ...)</text:p>
      <text:p text:style-name="P9"/>
      <text:p text:style-name="P6">conditionCall(c)</text:p>
      <text:p text:style-name="P6">## <text:span text:style-name="T9">Método de S3 para la clase</text:span> 'condition'</text:p>
      <text:p text:style-name="P6">conditionCall(c)</text:p>
      <text:p text:style-name="P6">conditionMessage(c)</text:p>
      <text:p text:style-name="P6">## <text:span text:style-name="T9">Método de S3 para la clase</text:span> 'condition'</text:p>
      <text:p text:style-name="P6">conditionMessage(c)</text:p>
      <text:p text:style-name="P9"/>
      <text:p text:style-name="P6">withRestarts(expr, ...)</text:p>
      <text:p text:style-name="P9"/>
      <text:p text:style-name="P6">computeRestarts(cond = NULL)</text:p>
      <text:p text:style-name="P6">findRestart(name, cond = NULL)</text:p>
      <text:p text:style-name="P6">invokeRestart(r, ...)</text:p>
      <text:p text:style-name="P6">invokeRestartInteractively(r)</text:p>
      <text:p text:style-name="P9"/>
      <text:p text:style-name="P6"><text:soft-page-break/>isRestart(x)</text:p>
      <text:p text:style-name="P6">restartDescription(r)</text:p>
      <text:p text:style-name="P6">restartFormals(r)</text:p>
      <text:p text:style-name="P9"/>
      <text:p text:style-name="P6">suspendInterrupts(expr)</text:p>
      <text:p text:style-name="P6">allowInterrupts(expr)</text:p>
      <text:p text:style-name="P9"/>
      <text:p text:style-name="P6">.signalSimpleWarning(msg, call)</text:p>
      <text:p text:style-name="P6">.handleSimpleError(h, msg, call)</text:p>
      <text:p text:style-name="P10">.tryResumeInterrupt()</text:p>
      <text:h text:style-name="P4" text:outline-level="3">Argument<text:span text:style-name="T9">o</text:span>s</text:h>
      <table:table table:name="Table2" table:style-name="Table2">
        <table:table-column table:style-name="Table2.A"/>
        <table:table-column table:style-name="Table2.B"/>
        <table:table-row>
          <table:table-cell table:style-name="Table2.A1" office:value-type="string">
            <text:p text:style-name="Table_20_Contents"><text:span text:style-name="Source_20_Text"><text:span text:style-name="T10">c</text:span></text:span></text:p>
          </table:table-cell>
          <table:table-cell table:style-name="Table2.B1" office:value-type="string">
            <text:p text:style-name="P13"><text:span text:style-name="T1">Un objeto </text:span><text:span text:style-name="T2">de </text:span><text:span text:style-name="T1">condición.</text:span></text:p>
          </table:table-cell>
        </table:table-row>
        <table:table-row>
          <table:table-cell table:style-name="Table2.A1" office:value-type="string">
            <text:p text:style-name="Table_20_Contents"><text:span text:style-name="Source_20_Text"><text:span text:style-name="T10">call</text:span></text:span></text:p>
          </table:table-cell>
          <table:table-cell table:style-name="Table2.B1" office:value-type="string">
            <text:p text:style-name="P13">call expression. <text:span text:style-name="T12">Llamar expresión.</text:span></text:p>
          </table:table-cell>
        </table:table-row>
        <table:table-row>
          <table:table-cell table:style-name="Table2.A1" office:value-type="string">
            <text:p text:style-name="Table_20_Contents"><text:span text:style-name="Source_20_Text"><text:span text:style-name="T10">cond</text:span></text:span></text:p>
          </table:table-cell>
          <table:table-cell table:style-name="Table2.B1" office:value-type="string">
            <text:p text:style-name="P13">a condition object. <text:span text:style-name="T11">Un objeto de condición.</text:span></text:p>
          </table:table-cell>
        </table:table-row>
        <table:table-row>
          <table:table-cell table:style-name="Table2.A1" office:value-type="string">
            <text:p text:style-name="Table_20_Contents"><text:span text:style-name="Source_20_Text"><text:span text:style-name="T10">expr</text:span></text:span></text:p>
          </table:table-cell>
          <table:table-cell table:style-name="Table2.B1" office:value-type="string">
            <text:p text:style-name="P13">expression to be evaluated. <text:span text:style-name="T11">Una expresión para ser evaluada.</text:span></text:p>
          </table:table-cell>
        </table:table-row>
        <table:table-row>
          <table:table-cell table:style-name="Table2.A1" office:value-type="string">
            <text:p text:style-name="Table_20_Contents"><text:span text:style-name="Source_20_Text"><text:span text:style-name="T10">finally</text:span></text:span></text:p>
          </table:table-cell>
          <table:table-cell table:style-name="Table2.B1" office:value-type="string">
            <text:p text:style-name="P13">expression to be evaluated before returning or exiting. <text:span text:style-name="T11">Expresión para ser evaluada antes de volver o salir.</text:span></text:p>
          </table:table-cell>
        </table:table-row>
        <table:table-row>
          <table:table-cell table:style-name="Table2.A1" office:value-type="string">
            <text:p text:style-name="Table_20_Contents"><text:span text:style-name="Source_20_Text"><text:span text:style-name="T10">h</text:span></text:span></text:p>
          </table:table-cell>
          <table:table-cell table:style-name="Table2.B1" office:value-type="string">
            <text:p text:style-name="P13">Function. <text:span text:style-name="T11">Función.</text:span></text:p>
          </table:table-cell>
        </table:table-row>
        <table:table-row>
          <table:table-cell table:style-name="Table2.A1" office:value-type="string">
            <text:p text:style-name="Table_20_Contents"><text:span text:style-name="Source_20_Text"><text:span text:style-name="T10">message</text:span></text:span></text:p>
          </table:table-cell>
          <table:table-cell table:style-name="Table2.B1" office:value-type="string">
            <text:p text:style-name="P13">character string. <text:span text:style-name="T11">Cadena de caracteres.</text:span></text:p>
          </table:table-cell>
        </table:table-row>
        <table:table-row>
          <table:table-cell table:style-name="Table2.A1" office:value-type="string">
            <text:p text:style-name="Table_20_Contents"><text:span text:style-name="Source_20_Text"><text:span text:style-name="T10">msg</text:span></text:span></text:p>
          </table:table-cell>
          <table:table-cell table:style-name="Table2.B1" office:value-type="string">
            <text:p text:style-name="P13">character string. <text:span text:style-name="T11">Cadena de caracteres.</text:span></text:p>
          </table:table-cell>
        </table:table-row>
        <table:table-row>
          <table:table-cell table:style-name="Table2.A1" office:value-type="string">
            <text:p text:style-name="Table_20_Contents"><text:span text:style-name="Source_20_Text"><text:span text:style-name="T10">name</text:span></text:span></text:p>
          </table:table-cell>
          <table:table-cell table:style-name="Table2.B1" office:value-type="string">
            <text:p text:style-name="P13">character string naming a restart. <text:span text:style-name="T11">Cadena de caracteres que identifica a un reinicio.</text:span></text:p>
          </table:table-cell>
        </table:table-row>
        <table:table-row>
          <table:table-cell table:style-name="Table2.A1" office:value-type="string">
            <text:p text:style-name="Table_20_Contents"><text:span text:style-name="Source_20_Text"><text:span text:style-name="T10">r</text:span></text:span></text:p>
          </table:table-cell>
          <table:table-cell table:style-name="Table2.B1" office:value-type="string">
            <text:p text:style-name="P13">restart object. <text:span text:style-name="T11">Objeto de reinicio.</text:span></text:p>
          </table:table-cell>
        </table:table-row>
        <table:table-row>
          <table:table-cell table:style-name="Table2.A1" office:value-type="string">
            <text:p text:style-name="Table_20_Contents"><text:span text:style-name="Source_20_Text"><text:span text:style-name="T10">x</text:span></text:span></text:p>
          </table:table-cell>
          <table:table-cell table:style-name="Table2.B1" office:value-type="string">
            <text:p text:style-name="P13">Object. <text:span text:style-name="T11">Objeto.</text:span></text:p>
          </table:table-cell>
        </table:table-row>
        <table:table-row>
          <table:table-cell table:style-name="Table2.A1" office:value-type="string">
            <text:p text:style-name="Table_20_Contents"><text:span text:style-name="Source_20_Text"><text:span text:style-name="T10">class</text:span></text:span></text:p>
          </table:table-cell>
          <table:table-cell table:style-name="Table2.B1" office:value-type="string">
            <text:p text:style-name="P13">character string naming a condition class.</text:p>
            <text:p text:style-name="P16">Cadena de caractees que identifica a una clase condición.</text:p>
          </table:table-cell>
        </table:table-row>
        <table:table-row>
          <table:table-cell table:style-name="Table2.A1" office:value-type="string">
            <text:p text:style-name="Table_20_Contents"><text:span text:style-name="Source_20_Text"><text:span text:style-name="T10">...</text:span></text:span></text:p>
          </table:table-cell>
          <table:table-cell table:style-name="Table2.B1" office:value-type="string">
            <text:p text:style-name="P13">additional arguments; see details below.</text:p>
            <text:p text:style-name="P16">Argumentos adicionales; véanse los detalles más abajo.</text:p>
          </table:table-cell>
        </table:table-row>
      </table:table>
      <text:h text:style-name="P4" text:outline-level="3">Deta<text:span text:style-name="T9">lles</text:span></text:h>
      <text:p text:style-name="P1">The condition system provides a mechanism for signaling and handling unusual conditions, including errors and warnings. Conditions are represented as objects that contain information about the condition that occurred, such as a message and the call in which the condition occurred. Currently conditions are S3-style objects, though this may eventually change.</text:p>
      <text:p text:style-name="P18"><text:span text:style-name="T5">El sistema de condici</text:span><text:span text:style-name="T6">o</text:span><text:span text:style-name="T5">n</text:span><text:span text:style-name="T6">es</text:span><text:span text:style-name="T5"> aporta un mecanismo para señalizar y manejar condiciones inusuales, incluyendo errores y advertencias. Las condiciones s</text:span><text:span text:style-name="T6">on</text:span><text:span text:style-name="T5"> representadas </text:span><text:span text:style-name="T6">como</text:span><text:span text:style-name="T5"> objetos que contienen información acerca de la condición que ocurrió, tal como un mensaje y la llamada en la cual condición ocurrió. Actualmente las condiciones son objetos de estilo S3, aunque esto pudiera cambiar eventualme</text:span><text:span text:style-name="T6">n</text:span><text:span text:style-name="T5">te.</text:span></text:p>
      <text:p text:style-name="P2"><text:span text:style-name="T4">Conditions are objects inheriting from the abstract class </text:span><text:span text:style-name="Source_20_Text"><text:span text:style-name="T4">condition</text:span></text:span><text:span text:style-name="T4">. Errors and warnings are objects inheriting from the abstract subclasses </text:span><text:span text:style-name="Source_20_Text"><text:span text:style-name="T4">error</text:span></text:span><text:span text:style-name="T4"> and </text:span><text:span text:style-name="Source_20_Text"><text:span text:style-name="T4">warning</text:span></text:span><text:span text:style-name="T4">. The class </text:span><text:span text:style-name="Source_20_Text"><text:span text:style-name="T4">simpleError</text:span></text:span><text:span text:style-name="T4"> is the class used by </text:span><text:span text:style-name="Source_20_Text"><text:span text:style-name="T4">stop</text:span></text:span><text:span text:style-name="T4"> and all internal error signals. Similarly, </text:span><text:span text:style-name="Source_20_Text"><text:span text:style-name="T4">simpleWarning</text:span></text:span><text:span text:style-name="T4"> is used by </text:span><text:span text:style-name="Source_20_Text"><text:span text:style-name="T4">warning</text:span></text:span><text:span text:style-name="T4">, </text:span><text:soft-page-break/><text:span text:style-name="T4">and </text:span><text:span text:style-name="Source_20_Text"><text:span text:style-name="T4">simpleMessage</text:span></text:span><text:span text:style-name="T4"> is used by </text:span><text:span text:style-name="Source_20_Text"><text:span text:style-name="T4">message</text:span></text:span><text:span text:style-name="T4">. The constructors by the same names take a string describing the condition as argument and an optional call. The functions </text:span><text:span text:style-name="Source_20_Text"><text:span text:style-name="T4">conditionMessage</text:span></text:span><text:span text:style-name="T4"> and </text:span><text:span text:style-name="Source_20_Text"><text:span text:style-name="T4">conditionCall</text:span></text:span><text:span text:style-name="T4"> are generic functions that return the message and call of a condition.</text:span></text:p>
      <text:p text:style-name="P19"><text:span text:style-name="T4">Las condiciones son obketos que heredan atributos de la clase condición. Los errores y las advertencias son objetos que heredan atributos de las subclases abstractas error y warning. La clase simpleError es la clase utilizada por stop y todas las señales de error internas. De manera similar, simpleWarning es utilizada por warning.</text:span></text:p>
      <text:p text:style-name="P2"><text:span text:style-name="T4">The function </text:span><text:span text:style-name="Source_20_Text"><text:span text:style-name="T4">errorCondition</text:span></text:span><text:span text:style-name="T4"> and </text:span><text:span text:style-name="Source_20_Text"><text:span text:style-name="T4">warningCondition</text:span></text:span><text:span text:style-name="T4"> can be used to construct error conditions of a particular class with additional fields specified as the </text:span><text:span text:style-name="Source_20_Text"><text:span text:style-name="T4">...</text:span></text:span><text:span text:style-name="T4"> argument. </text:span><text:span text:style-name="Source_20_Text"><text:span text:style-name="T4">warningCondition</text:span></text:span><text:span text:style-name="T4"> is analogous for warnings.</text:span></text:p>
      <text:p text:style-name="P19"><text:span text:style-name="T4">La función errorCondition y warningCondition pueden ser utilizadas para construir condiciones de error de una clase particular con campos adicionales especificados como el argumento … warningCondition es análoga para las advertencias.</text:span></text:p>
      <text:p text:style-name="P2"><text:span text:style-name="T4">Conditions are signaled by </text:span><text:span text:style-name="Source_20_Text"><text:span text:style-name="T4">signalCondition</text:span></text:span><text:span text:style-name="T4">. In addition, the </text:span><text:span text:style-name="Source_20_Text"><text:span text:style-name="T4">stop</text:span></text:span><text:span text:style-name="T4"> and </text:span><text:span text:style-name="Source_20_Text"><text:span text:style-name="T4">warning</text:span></text:span><text:span text:style-name="T4"> functions have been modified to also accept condition arguments.</text:span></text:p>
      <text:p text:style-name="P2"><text:span text:style-name="T4"/></text:p>
      <text:p text:style-name="P2"><text:span text:style-name="T4">The function </text:span><text:span text:style-name="Source_20_Text"><text:span text:style-name="T4">tryCatch</text:span></text:span><text:span text:style-name="T4"> evaluates its expression argument in a context where the handlers provided in the </text:span><text:span text:style-name="Source_20_Text"><text:span text:style-name="T4">...</text:span></text:span><text:span text:style-name="T4"> argument are available. The </text:span><text:span text:style-name="Source_20_Text"><text:span text:style-name="T4">finally</text:span></text:span><text:span text:style-name="T4"> expression is then evaluated in the context in which </text:span><text:span text:style-name="Source_20_Text"><text:span text:style-name="T4">tryCatch</text:span></text:span><text:span text:style-name="T4"> was called; that is, the handlers supplied to the current </text:span><text:span text:style-name="Source_20_Text"><text:span text:style-name="T4">tryCatch</text:span></text:span><text:span text:style-name="T4"> call are not active when the </text:span><text:span text:style-name="Source_20_Text"><text:span text:style-name="T4">finally</text:span></text:span><text:span text:style-name="T4"> expression is evaluated.</text:span></text:p>
      <text:p text:style-name="P2"><text:span text:style-name="T4">Handlers provided in the </text:span><text:span text:style-name="Source_20_Text"><text:span text:style-name="T4">...</text:span></text:span><text:span text:style-name="T4"> argument to </text:span><text:span text:style-name="Source_20_Text"><text:span text:style-name="T4">tryCatch</text:span></text:span><text:span text:style-name="T4"> are established for the duration of the evaluation of </text:span><text:span text:style-name="Source_20_Text"><text:span text:style-name="T4">expr</text:span></text:span><text:span text:style-name="T4">. If no condition is signaled when evaluating </text:span><text:span text:style-name="Source_20_Text"><text:span text:style-name="T4">expr</text:span></text:span><text:span text:style-name="T4"> then </text:span><text:span text:style-name="Source_20_Text"><text:span text:style-name="T4">tryCatch</text:span></text:span><text:span text:style-name="T4"> returns the value of the expression.</text:span></text:p>
      <text:p text:style-name="P2"><text:span text:style-name="T4">If a condition is signaled while evaluating </text:span><text:span text:style-name="Source_20_Text"><text:span text:style-name="T4">expr</text:span></text:span><text:span text:style-name="T4"> then established handlers are checked, starting with the most recently established ones, for one matching the class of the condition. When several handlers are supplied in a single </text:span><text:span text:style-name="Source_20_Text"><text:span text:style-name="T4">tryCatch</text:span></text:span><text:span text:style-name="T4"> then the first one is considered more recent than the second. If a handler is found then control is transferred to the </text:span><text:span text:style-name="Source_20_Text"><text:span text:style-name="T4">tryCatch</text:span></text:span><text:span text:style-name="T4"> call that established the handler, the handler found and all more recent handlers are disestablished, the handler is called with the condition as its argument, and the result returned by the handler is returned as the value of the </text:span><text:span text:style-name="Source_20_Text"><text:span text:style-name="T4">tryCatch</text:span></text:span><text:span text:style-name="T4"> call.</text:span></text:p>
      <text:p text:style-name="P2"><text:span text:style-name="T4">Calling handlers are established by </text:span><text:span text:style-name="Source_20_Text"><text:span text:style-name="T4">withCallingHandlers</text:span></text:span><text:span text:style-name="T4">. If a condition is signaled and the applicable handler is a calling handler, then the handler is called by </text:span><text:span text:style-name="Source_20_Text"><text:span text:style-name="T4">signalCondition</text:span></text:span><text:span text:style-name="T4"> in the context where the condition was signaled but with the available handlers restricted to those below the handler called in the handler stack. If the handler returns, then the next handler is tried; once the last handler has been tried, </text:span><text:span text:style-name="Source_20_Text"><text:span text:style-name="T4">signalCondition</text:span></text:span><text:span text:style-name="T4"> returns </text:span><text:span text:style-name="Source_20_Text"><text:span text:style-name="T4">NULL</text:span></text:span><text:span text:style-name="T4">.</text:span></text:p>
      <text:p text:style-name="P2"><text:span text:style-name="T4">User interrupts signal a condition of class </text:span><text:span text:style-name="Source_20_Text"><text:span text:style-name="T4">interrupt</text:span></text:span><text:span text:style-name="T4"> that inherits directly from class </text:span><text:span text:style-name="Source_20_Text"><text:span text:style-name="T4">condition</text:span></text:span><text:span text:style-name="T4"> before executing the default interrupt action.</text:span></text:p>
      <text:p text:style-name="P2"><text:span text:style-name="T4">Restarts are used for establishing recovery protocols. They can be established using </text:span><text:span text:style-name="Source_20_Text"><text:span text:style-name="T4">withRestarts</text:span></text:span><text:span text:style-name="T4">. One pre-established restart is an </text:span><text:span text:style-name="Source_20_Text"><text:span text:style-name="T4">abort</text:span></text:span><text:span text:style-name="T4"> restart that represents a jump to top level.</text:span></text:p>
      <text:p text:style-name="P2"><text:soft-page-break/><text:span text:style-name="Source_20_Text"><text:span text:style-name="T4">findRestart</text:span></text:span><text:span text:style-name="T4"> and </text:span><text:span text:style-name="Source_20_Text"><text:span text:style-name="T4">computeRestarts</text:span></text:span><text:span text:style-name="T4"> find the available restarts. </text:span><text:span text:style-name="Source_20_Text"><text:span text:style-name="T4">findRestart</text:span></text:span><text:span text:style-name="T4"> returns the most recently established restart of the specified name. </text:span><text:span text:style-name="Source_20_Text"><text:span text:style-name="T4">computeRestarts</text:span></text:span><text:span text:style-name="T4"> returns a list of all restarts. Both can be given a condition argument and will then ignore restarts that do not apply to the condition.</text:span></text:p>
      <text:p text:style-name="P2"><text:span text:style-name="Source_20_Text"><text:span text:style-name="T4">invokeRestart</text:span></text:span><text:span text:style-name="T4"> transfers control to the point where the specified restart was established and calls the restart's handler with the arguments, if any, given as additional arguments to </text:span><text:span text:style-name="Source_20_Text"><text:span text:style-name="T4">invokeRestart</text:span></text:span><text:span text:style-name="T4">. The restart argument to </text:span><text:span text:style-name="Source_20_Text"><text:span text:style-name="T4">invokeRestart</text:span></text:span><text:span text:style-name="T4"> can be a character string, in which case </text:span><text:span text:style-name="Source_20_Text"><text:span text:style-name="T4">findRestart</text:span></text:span><text:span text:style-name="T4"> is used to find the restart.</text:span></text:p>
      <text:p text:style-name="P2"><text:span text:style-name="T4">New restarts for </text:span><text:span text:style-name="Source_20_Text"><text:span text:style-name="T4">withRestarts</text:span></text:span><text:span text:style-name="T4"> can be specified in several ways. The simplest is in </text:span><text:span text:style-name="Source_20_Text"><text:span text:style-name="T4">name = function</text:span></text:span><text:span text:style-name="T4"> form where the function is the handler to call when the restart is invoked. Another simple variant is as </text:span><text:span text:style-name="Source_20_Text"><text:span text:style-name="T4">name = string</text:span></text:span><text:span text:style-name="T4"> where the string is stored in the </text:span><text:span text:style-name="Source_20_Text"><text:span text:style-name="T4">description</text:span></text:span><text:span text:style-name="T4"> field of the restart object returned by </text:span><text:span text:style-name="Source_20_Text"><text:span text:style-name="T4">findRestart</text:span></text:span><text:span text:style-name="T4">; in this case the handler ignores its arguments and returns </text:span><text:span text:style-name="Source_20_Text"><text:span text:style-name="T4">NULL</text:span></text:span><text:span text:style-name="T4">. The most flexible form of a restart specification is as a list that can include several fields, including</text:span><text:span text:style-name="Source_20_Text"><text:span text:style-name="T4">handler</text:span></text:span><text:span text:style-name="T4">, </text:span><text:span text:style-name="Source_20_Text"><text:span text:style-name="T4">description</text:span></text:span><text:span text:style-name="T4">, and </text:span><text:span text:style-name="Source_20_Text"><text:span text:style-name="T4">test</text:span></text:span><text:span text:style-name="T4">. The </text:span><text:span text:style-name="Source_20_Text"><text:span text:style-name="T4">test</text:span></text:span><text:span text:style-name="T4"> field should contain a function of one argument, a condition, that returns </text:span><text:span text:style-name="Source_20_Text"><text:span text:style-name="T4">TRUE</text:span></text:span><text:span text:style-name="T4"> if the restart applies to the condition and </text:span><text:span text:style-name="Source_20_Text"><text:span text:style-name="T4">FALSE</text:span></text:span><text:span text:style-name="T4"> if it does not; the default function returns </text:span><text:span text:style-name="Source_20_Text"><text:span text:style-name="T4">TRUE</text:span></text:span><text:span text:style-name="T4"> for all conditions.</text:span></text:p>
      <text:p text:style-name="P2"><text:span text:style-name="T4">One additional field that can be specified for a restart is </text:span><text:span text:style-name="Source_20_Text"><text:span text:style-name="T4">interactive</text:span></text:span><text:span text:style-name="T4">. This should be a function of no arguments that returns a list of arguments to pass to the restart handler. The list could be obtained by interacting with the user if necessary. The function </text:span><text:span text:style-name="Source_20_Text"><text:span text:style-name="T4">invokeRestartInteractively</text:span></text:span><text:span text:style-name="T4"> calls this function to obtain the arguments to use when invoking the restart. The default </text:span><text:span text:style-name="Source_20_Text"><text:span text:style-name="T4">interactive</text:span></text:span><text:span text:style-name="T4"> method queries the user for values for the formal arguments of the handler function.</text:span></text:p>
      <text:p text:style-name="P2"><text:span text:style-name="T4">Interrupts can be suspended while evaluating an expression using </text:span><text:span text:style-name="Source_20_Text"><text:span text:style-name="T4">suspendInterrupts</text:span></text:span><text:span text:style-name="T4">. Subexpression can be evaluated with interrupts enabled using </text:span><text:span text:style-name="Source_20_Text"><text:span text:style-name="T4">allowInterrupts</text:span></text:span><text:span text:style-name="T4">. These functions can be used to make sure cleanup handlers cannot be interrupted.</text:span></text:p>
      <text:p text:style-name="P2"><text:span text:style-name="Source_20_Text"><text:span text:style-name="T4">.signalSimpleWarning</text:span></text:span><text:span text:style-name="T4">, </text:span><text:span text:style-name="Source_20_Text"><text:span text:style-name="T4">.handleSimpleError</text:span></text:span><text:span text:style-name="T4">, and </text:span><text:span text:style-name="Source_20_Text"><text:span text:style-name="T4">.tryResumeInterrupt</text:span></text:span><text:span text:style-name="T4"> are used internally and should not be called directly.</text:span></text:p>
      <text:h text:style-name="P5" text:outline-level="3">References</text:h>
      <text:p text:style-name="P2"><text:span text:style-name="T4">The </text:span><text:span text:style-name="Source_20_Text"><text:span text:style-name="T4">tryCatch</text:span></text:span><text:span text:style-name="T4"> mechanism is similar to Java error handling. Calling handlers are based on Common Lisp and Dylan. Restarts are based on the Common Lisp restart mechanism.</text:span></text:p>
      <text:h text:style-name="P4" text:outline-level="3">See Also</text:h>
      <text:p text:style-name="P2"><text:a xlink:type="simple" xlink:href="http://127.0.0.1:18568/help/library/base/help/stop" text:style-name="Internet_20_link" text:visited-style-name="Visited_20_Internet_20_Link"><text:span text:style-name="Source_20_Text"><text:span text:style-name="T8">stop</text:span></text:span></text:a><text:span text:style-name="T4"> and </text:span><text:a xlink:type="simple" xlink:href="http://127.0.0.1:18568/help/library/base/help/warning" text:style-name="Internet_20_link" text:visited-style-name="Visited_20_Internet_20_Link"><text:span text:style-name="Source_20_Text"><text:span text:style-name="T8">warning</text:span></text:span></text:a><text:span text:style-name="T4"> signal conditions, and </text:span><text:a xlink:type="simple" xlink:href="http://127.0.0.1:18568/help/library/base/help/try" text:style-name="Internet_20_link" text:visited-style-name="Visited_20_Internet_20_Link"><text:span text:style-name="Source_20_Text"><text:span text:style-name="T8">try</text:span></text:span></text:a><text:span text:style-name="T4"> is essentially a simplified version of </text:span><text:span text:style-name="Source_20_Text"><text:span text:style-name="T4">tryCatch</text:span></text:span><text:span text:style-name="T4">. </text:span><text:a xlink:type="simple" xlink:href="http://127.0.0.1:18568/help/library/base/help/assertCondition" text:style-name="Internet_20_link" text:visited-style-name="Visited_20_Internet_20_Link"><text:span text:style-name="Source_20_Text"><text:span text:style-name="T8">assertCondition</text:span></text:span></text:a><text:span text:style-name="T4"> in package </text:span><text:span text:style-name="T7">tools</text:span><text:span text:style-name="T4"> </text:span><text:span text:style-name="Emphasis"><text:span text:style-name="T4">tests</text:span></text:span><text:span text:style-name="T4"> that conditions are signalled and works with several of the above handlers.</text:span></text:p>
      <text:h text:style-name="P4" text:outline-level="3">Examples</text:h>
      <text:p text:style-name="P3">tryCatch(1, finally = print("Hello"))</text:p>
      <text:p text:style-name="P6">e &lt;- simpleError("test error")</text:p>
      <text:p text:style-name="P6">## Not run: </text:p>
      <text:p text:style-name="P8"><text:s/><text:span text:style-name="T3">stop(e)</text:span></text:p>
      <text:p text:style-name="P8"><text:s/><text:span text:style-name="T3">tryCatch(stop(e), finally = print("Hello"))</text:span></text:p>
      <text:p text:style-name="P8"><text:s/><text:span text:style-name="T3">tryCatch(stop("fred"), finally = print("Hello"))</text:span></text:p>
      <text:p text:style-name="P9"/>
      <text:p text:style-name="P6">## End(Not run)</text:p>
      <text:p text:style-name="P6"><text:soft-page-break/>tryCatch(stop(e), error = function(e) e, finally = print("Hello"))</text:p>
      <text:p text:style-name="P6">tryCatch(stop("fred"), <text:s/>error = function(e) e, finally = print("Hello"))</text:p>
      <text:p text:style-name="P6">withCallingHandlers({ warning("A"); 1+2 }, warning = function(w) {})</text:p>
      <text:p text:style-name="P6">## Not run: </text:p>
      <text:p text:style-name="P8"><text:s/><text:span text:style-name="T3">{ withRestarts(stop("A"), abort = function() {}); 1 }</text:span></text:p>
      <text:p text:style-name="P9"/>
      <text:p text:style-name="P6">## End(Not run)</text:p>
      <text:p text:style-name="P6">withRestarts(invokeRestart("foo", 1, 2), foo = function(x, y) {x + y})</text:p>
      <text:p text:style-name="P9"/>
      <text:p text:style-name="P6">##--&gt; More examples are part of</text:p>
      <text:p text:style-name="P10">##--&gt; <text:s text:c="2"/>demo(error.catching)</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ans-serif" svg:font-family="sans-serif"/>
    <style:font-face style:name="Georgia" svg:font-family="Georgia" style:font-family-generic="roman"/>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2pt" fo:language="es" fo:country="MX"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Georgia" fo:font-size="12pt" fo:language="es" fo:country="MX"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 fo:font-family="Georgia"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Georgia" fo:font-family="Georgia"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01T23:31:28.265150517</meta:creation-date>
    <dc:date>2019-12-05T21:36:53.473633882</dc:date>
    <meta:editing-duration>PT19M36S</meta:editing-duration>
    <meta:editing-cycles>4</meta:editing-cycles>
    <meta:generator>LibreOffice/6.3.3.2$MacOSX_X86_64 LibreOffice_project/a64200df03143b798afd1ec74a12ab50359878ed</meta:generator>
    <meta:document-statistic meta:table-count="2" meta:image-count="0" meta:object-count="0" meta:page-count="5" meta:paragraph-count="113" meta:word-count="1390" meta:character-count="9456" meta:non-whitespace-character-count="8166"/>
  </office:meta>
</office:document-meta>
</file>